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5" style:family="table-cell" style:parent-style-name="Default">
      <style:text-properties fo:color="#009900" style:text-position="" style:font-name="Liberation Sans" style:font-name-asian="Droid Sans Fallback" style:font-name-complex="FreeSans"/>
    </style:style>
    <style:style style:name="ce6" style:family="table-cell" style:parent-style-name="Default">
      <style:text-properties fo:color="#009900" style:text-position="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color="#800000" fo:font-weight="bold" style:font-weight-asian="bold" style:font-weight-complex="bold"/>
    </style:style>
    <style:style style:name="ce9" style:family="table-cell" style:parent-style-name="Default">
      <style:text-properties fo:color="#800000"/>
    </style:style>
    <style:style style:name="ce10" style:family="table-cell" style:parent-style-name="Default">
      <style:text-properties fo:color="#cc0000"/>
    </style:style>
    <style:style style:name="ce11" style:family="table-cell" style:parent-style-name="Default">
      <style:text-properties style:font-name="Liberation Sans" style:font-name-asian="Droid Sans Fallback" style:font-name-complex="FreeSans"/>
    </style:style>
    <style:style style:name="ce12" style:family="table-cell" style:parent-style-name="Default">
      <style:text-properties fo:color="#009900" style:font-name="Liberation Sans" style:font-name-asian="Droid Sans Fallback" style:font-name-complex="FreeSans"/>
    </style:style>
    <style:style style:name="ce13" style:family="table-cell" style:parent-style-name="Default">
      <style:text-properties fo:color="#0099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0.344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7" office:value-type="string" calcext:value-type="string">
            <text:p>Check:</text:p>
          </table:table-cell>
          <table:table-cell table:number-columns-repeated="6"/>
          <table:table-cell table:style-name="ce7" office:value-type="string" calcext:value-type="string">
            <text:p>To Do: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9" office:value-type="string" calcext:value-type="string">
            <text:p>Try running in GCL systems</text:p>
          </table:table-cell>
          <table:table-cell/>
        </table:table-row>
        <table:table-row table:style-name="ro1">
          <table:table-cell table:number-columns-repeated="9"/>
          <table:table-cell table:style-name="ce10" office:value-type="string" calcext:value-type="string">
            <text:p>Images ke background ko sahi karo</text:p>
          </table:table-cell>
          <table:table-cell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 calcext:value-type="string">
            <text:p>Me-todo: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8" office:value-type="string" calcext:value-type="string">
            <text:p>DISCUSS: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splaying attribute 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mages required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7" office:value-type="string" calcext:value-type="string">
            <text:p>Low priority Bonus: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udo apt-get install freeglut3-dev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</table:table-row>
        <table:table-row table:style-name="ro1">
          <table:table-cell/>
          <table:table-cell table:style-name="ce7" office:value-type="string" calcext:value-type="string">
            <text:p>Low priority tasks:</text:p>
          </table:table-cell>
          <table:table-cell table:number-columns-repeated="8"/>
          <table:table-cell office:value-type="string" calcext:value-type="string">
            <text:p>sudo apt-get install xorg-dev libglu1-mesa-dev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namic screen siz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if anything required to be done for spaceVacant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gcc -o cube cube.c -lglut -lGLU -lGL</text:p>
          </table:table-cell>
        </table:table-row>
      </table:table>
      <table:table table:name="Properties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istol (Limited)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agical Power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Stun (Freeze)</text:p>
          </table:table-cell>
          <table:table-cell table:number-columns-repeated="4"/>
          <table:table-cell office:value-type="string" calcext:value-type="string">
            <text:p>Time between using consecutive magical powers = magic_spell_tim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ilencer</text:p>
          </table:table-cell>
          <table:table-cell office:value-type="string" calcext:value-type="string">
            <text:p>Silent (can't use magical power)</text:p>
          </table:table-cell>
          <table:table-cell table:number-columns-repeated="4"/>
          <table:table-cell office:value-type="string" calcext:value-type="string">
            <text:p>Impact of the magical power on oponent = magic_impact_tim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crease strength (reduce damage)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low (reduce speed)</text:p>
          </table:table-cell>
          <table:table-cell table:number-columns-repeated="4"/>
          <table:table-cell office:value-type="string" calcext:value-type="string">
            <text:p>magic_spell_time &gt;&gt; magic_impact_time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string" calcext:value-type="string">
            <text:p>Snatcher </text:p>
          </table:table-cell>
          <table:table-cell office:value-type="string" calcext:value-type="string">
            <text:p>get oponent's ammo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istol Amm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rength (Damage)</text:p>
          </table:table-cell>
          <table:table-cell office:value-type="string" calcext:value-type="string">
            <text:p>Tim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5"/>
          <table:table-cell office:value-type="string" calcext:value-type="string">
            <text:p>Time of an item to use = item_use_tim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peed</text:p>
          </table:table-cell>
          <table:table-cell office:value-type="string" calcext:value-type="string">
            <text:p>Timer</text:p>
          </table:table-cell>
          <table:table-cell table:number-columns-repeated="5"/>
          <table:table-cell office:value-type="string" calcext:value-type="string">
            <text:p>* There can be some one time items (like strength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  <table:table-cell office:value-type="string" calcext:value-type="string">
            <text:p>- once used will not come ag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ack Range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born at spawn – may be after some tim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oing to spawn will refresh the health &amp; pistol_ammo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stol_ammo lef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agic power</text:p>
          </table:table-cell>
          <table:table-cell office:value-type="string" calcext:value-type="string">
            <text:p>along with spell_ti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tem – eg: Bomb, telepor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ttribute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trength (1x)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pe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7"/>
        </table:table-row>
      </table:table>
      <table:table table:name="Things to do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hase - 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Background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Different background for spawn location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Abstraction for placing an object on gri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anda Daal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anda Chala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rees &amp; temple &amp; stone daalo</text:p>
          </table:table-cell>
          <table:table-cell table:number-columns-repeated="7"/>
          <table:table-cell office:value-type="string" calcext:value-type="string">
            <text:p>* can even add water (there can be item/magic like going from water)</text:p>
          </table:table-cell>
        </table:table-row>
        <table:table-row table:style-name="ro1">
          <table:table-cell/>
          <table:table-cell office:value-type="string" calcext:value-type="string">
            <text:p>Items daalo (random location – should not be already occupied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office:annotation office:display="true" draw:style-name="gr1" draw:text-style-name="P2" svg:width="6.587cm" svg:height="0.596cm" svg:x="14.312cm" svg:y="0.492cm" draw:caption-point-x="-9.669cm" draw:caption-point-y="4.033cm">
              <dc:date>2014-10-19T00:00:00</dc:date>
              <text:p text:style-name="P1"><text:span text:style-name="T1">Can be two ways – see which is feasible</text:span></text:p>
            </office:annotation>
            <text:p>Separate space for detail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ound – Backgrou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ound – for particular event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abstraction for changing item location – just change the character/type for the cell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Periodic rendering of the ma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*</text:p>
          </table:table-cell>
          <table:table-cell office:value-type="string" calcext:value-type="string">
            <text:p>Banda Chalo – using right click – check space not already occupied</text:p>
          </table:table-cell>
          <table:table-cell table:number-columns-repeated="6"/>
          <table:table-cell office:value-type="string" calcext:value-type="string">
            <text:p>* collision detection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* To decide – whether to have random items or a specific sequence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<text:span text:style-name="T2">Applying</text:span> timers 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hase – 2 </text:p>
          </table:table-cell>
          <table:table-cell table:style-name="ce1" office:value-type="string" calcext:value-type="string">
            <text:p>(Attack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Taking an item will change the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art the global_item_tim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ange the hero properti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how in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move the item from gri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nsert a new item at a random location (should not be already occupied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acking temple</text:p>
          </table:table-cell>
          <table:table-cell table:number-columns-repeated="7"/>
          <table:table-cell office:value-type="string" calcext:value-type="string">
            <text:p>--- attack done when right click the it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wn temple will not do anything</text:p>
          </table:table-cell>
          <table:table-cell table:number-columns-repeated="6"/>
          <table:table-cell office:value-type="string" calcext:value-type="string">
            <text:p>--- attack range = 1 c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ponents 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2" draw:text-style-name="P2" svg:width="2.899cm" svg:height="0.596cm" svg:x="29.921cm" svg:y="11.887cm" draw:caption-point-x="-20.571cm" draw:caption-point-y="6.185cm">
              <dc:date>2014-10-20T00:00:00</dc:date>
              <text:p text:style-name="P2">.gif</text:p>
            </office:annotation>
            <text:p>Animation for attack – Hero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emple Health reduces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Using Magic Spel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Using an available item by the 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move the item from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 the required for using item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Win Pag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splayed when the health on a temple is zer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7"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style-name="ce1" office:value-type="string" calcext:value-type="string">
            <text:p><text:span text:style-name="T2">Phase</text:span> – 3</text:p>
          </table:table-cell>
          <table:table-cell table:style-name="ce1" office:value-type="string" calcext:value-type="string">
            <text:p>(Networking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ntrols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Bo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I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0">00/00/0000</text:date>, <text:time style:data-style-name="N2" text:time-value="17:15:17.3898464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0-20T19:20:51.446363290</dc:date>
    <meta:editing-duration>PT9H6M32S</meta:editing-duration>
    <meta:editing-cycles>87</meta:editing-cycles>
    <meta:generator>LibreOffice/4.2.6.3$Linux_X86_64 LibreOffice_project/420m0$Build-3</meta:generator>
    <meta:document-statistic meta:table-count="3" meta:cell-count="145" meta:object-count="0"/>
  </office:meta>
</office:document-meta>
</file>